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paragraph-rsid="00598940"/>
    </style:style>
    <style:style style:name="P87" style:family="paragraph" style:parent-style-name="Text_20_body">
      <style:text-properties officeooo:rsid="005a1061" officeooo:paragraph-rsid="005a1061"/>
    </style:style>
    <style:style style:name="P88" style:family="paragraph" style:parent-style-name="Text_20_body">
      <style:text-properties officeooo:paragraph-rsid="005bf362"/>
    </style:style>
    <style:style style:name="P89" style:family="paragraph" style:parent-style-name="Text_20_body">
      <style:text-properties officeooo:rsid="005bf362" officeooo:paragraph-rsid="005bf362"/>
    </style:style>
    <style:style style:name="P90" style:family="paragraph" style:parent-style-name="Text_20_body">
      <style:text-properties officeooo:rsid="005e5b91" officeooo:paragraph-rsid="005e5b91"/>
    </style:style>
    <style:style style:name="P91" style:family="paragraph" style:parent-style-name="Text_20_body">
      <style:text-properties officeooo:rsid="005fda69" officeooo:paragraph-rsid="005fda69"/>
    </style:style>
    <style:style style:name="P92" style:family="paragraph" style:parent-style-name="Text_20_body">
      <style:text-properties officeooo:paragraph-rsid="005fda69"/>
    </style:style>
    <style:style style:name="P93" style:family="paragraph" style:parent-style-name="Text_20_body">
      <style:text-properties officeooo:rsid="0063ede0" officeooo:paragraph-rsid="0063ede0"/>
    </style:style>
    <style:style style:name="P94" style:family="paragraph" style:parent-style-name="Text_20_body">
      <style:text-properties officeooo:rsid="0064f1ff" officeooo:paragraph-rsid="0064f1ff"/>
    </style:style>
    <style:style style:name="P95" style:family="paragraph" style:parent-style-name="Text_20_body">
      <style:text-properties officeooo:rsid="005a8b3e" officeooo:paragraph-rsid="006642da"/>
    </style:style>
    <style:style style:name="P96" style:family="paragraph" style:parent-style-name="Standard">
      <style:text-properties officeooo:rsid="001e3533"/>
    </style:style>
    <style:style style:name="P97" style:family="paragraph" style:parent-style-name="Preformatted_20_Text">
      <style:text-properties officeooo:rsid="002bc4dc" officeooo:paragraph-rsid="003a0b2d"/>
    </style:style>
    <style:style style:name="P98" style:family="paragraph" style:parent-style-name="Preformatted_20_Text">
      <style:text-properties officeooo:paragraph-rsid="002d4b42"/>
    </style:style>
    <style:style style:name="P99" style:family="paragraph" style:parent-style-name="Preformatted_20_Text">
      <style:text-properties officeooo:paragraph-rsid="0030dc46"/>
    </style:style>
    <style:style style:name="P100" style:family="paragraph" style:parent-style-name="Preformatted_20_Text">
      <style:text-properties officeooo:rsid="0030dc46" officeooo:paragraph-rsid="0030dc46"/>
    </style:style>
    <style:style style:name="P101" style:family="paragraph" style:parent-style-name="Preformatted_20_Text">
      <style:text-properties officeooo:paragraph-rsid="00385d35"/>
    </style:style>
    <style:style style:name="P102" style:family="paragraph" style:parent-style-name="Preformatted_20_Text">
      <style:text-properties officeooo:rsid="00385d35" officeooo:paragraph-rsid="00385d35"/>
    </style:style>
    <style:style style:name="P103" style:family="paragraph" style:parent-style-name="Preformatted_20_Text">
      <style:text-properties officeooo:rsid="00385d35" officeooo:paragraph-rsid="004067ce"/>
    </style:style>
    <style:style style:name="P104" style:family="paragraph" style:parent-style-name="Preformatted_20_Text">
      <style:text-properties officeooo:paragraph-rsid="003a0b2d"/>
    </style:style>
    <style:style style:name="P105" style:family="paragraph" style:parent-style-name="Preformatted_20_Text">
      <style:text-properties officeooo:paragraph-rsid="004067ce"/>
    </style:style>
    <style:style style:name="P106" style:family="paragraph" style:parent-style-name="Preformatted_20_Text">
      <style:text-properties officeooo:rsid="004067ce" officeooo:paragraph-rsid="004067ce"/>
    </style:style>
    <style:style style:name="P107" style:family="paragraph" style:parent-style-name="Preformatted_20_Text">
      <style:text-properties officeooo:rsid="004067ce" officeooo:paragraph-rsid="0043e7cd"/>
    </style:style>
    <style:style style:name="P108" style:family="paragraph" style:parent-style-name="Preformatted_20_Text">
      <style:text-properties officeooo:rsid="004067ce" officeooo:paragraph-rsid="00453cbe"/>
    </style:style>
    <style:style style:name="P109" style:family="paragraph" style:parent-style-name="Preformatted_20_Text">
      <style:text-properties officeooo:rsid="004067ce" officeooo:paragraph-rsid="004f71ed"/>
    </style:style>
    <style:style style:name="P110" style:family="paragraph" style:parent-style-name="Preformatted_20_Text">
      <style:text-properties officeooo:rsid="004067ce" officeooo:paragraph-rsid="0064f1ff"/>
    </style:style>
    <style:style style:name="P111" style:family="paragraph" style:parent-style-name="Preformatted_20_Text">
      <style:text-properties officeooo:paragraph-rsid="0043bcbc"/>
    </style:style>
    <style:style style:name="P112" style:family="paragraph" style:parent-style-name="Preformatted_20_Text">
      <style:text-properties officeooo:paragraph-rsid="0043e7cd"/>
    </style:style>
    <style:style style:name="P113" style:family="paragraph" style:parent-style-name="Preformatted_20_Text">
      <style:text-properties officeooo:paragraph-rsid="00453cbe"/>
    </style:style>
    <style:style style:name="P114" style:family="paragraph" style:parent-style-name="Preformatted_20_Text">
      <style:text-properties officeooo:rsid="00453cbe" officeooo:paragraph-rsid="00453cbe"/>
    </style:style>
    <style:style style:name="P115" style:family="paragraph" style:parent-style-name="Preformatted_20_Text">
      <style:text-properties officeooo:rsid="00453cbe" officeooo:paragraph-rsid="004f71ed"/>
    </style:style>
    <style:style style:name="P116" style:family="paragraph" style:parent-style-name="Preformatted_20_Text">
      <style:text-properties officeooo:paragraph-rsid="004dc018"/>
    </style:style>
    <style:style style:name="P117" style:family="paragraph" style:parent-style-name="Preformatted_20_Text">
      <style:text-properties officeooo:paragraph-rsid="004f017a"/>
    </style:style>
    <style:style style:name="P118" style:family="paragraph" style:parent-style-name="Preformatted_20_Text">
      <style:text-properties officeooo:rsid="004f017a" officeooo:paragraph-rsid="004f017a"/>
    </style:style>
    <style:style style:name="P119" style:family="paragraph" style:parent-style-name="Preformatted_20_Text">
      <style:text-properties officeooo:paragraph-rsid="004f71ed"/>
    </style:style>
    <style:style style:name="P120" style:family="paragraph" style:parent-style-name="Preformatted_20_Text">
      <style:text-properties officeooo:paragraph-rsid="00548fd8"/>
    </style:style>
    <style:style style:name="P121" style:family="paragraph" style:parent-style-name="Preformatted_20_Text">
      <style:text-properties officeooo:rsid="0055139f" officeooo:paragraph-rsid="0055139f"/>
    </style:style>
    <style:style style:name="P122" style:family="paragraph" style:parent-style-name="Preformatted_20_Text">
      <style:text-properties officeooo:paragraph-rsid="00598940"/>
    </style:style>
    <style:style style:name="P123" style:family="paragraph" style:parent-style-name="Preformatted_20_Text">
      <style:text-properties officeooo:paragraph-rsid="005bf362"/>
    </style:style>
    <style:style style:name="P124" style:family="paragraph" style:parent-style-name="Preformatted_20_Text">
      <style:text-properties officeooo:paragraph-rsid="0063ede0"/>
    </style:style>
    <style:style style:name="P125" style:family="paragraph" style:parent-style-name="Preformatted_20_Text">
      <style:text-properties officeooo:paragraph-rsid="0064f1ff"/>
    </style:style>
    <style:style style:name="P126" style:family="paragraph" style:parent-style-name="Preformatted_20_Text">
      <style:text-properties officeooo:rsid="0064f1ff" officeooo:paragraph-rsid="0064f1ff"/>
    </style:style>
    <style:style style:name="P127" style:family="paragraph" style:parent-style-name="Heading_20_2">
      <style:text-properties officeooo:rsid="0023dfb1" officeooo:paragraph-rsid="0023dfb1"/>
    </style:style>
    <style:style style:name="P128" style:family="paragraph" style:parent-style-name="Heading_20_2">
      <style:text-properties officeooo:rsid="0023dfb1" officeooo:paragraph-rsid="005fda69"/>
    </style:style>
    <style:style style:name="P129" style:family="paragraph" style:parent-style-name="Heading_20_2">
      <style:text-properties officeooo:paragraph-rsid="005fda69"/>
    </style:style>
    <style:style style:name="P130" style:family="paragraph" style:parent-style-name="Heading_20_2">
      <style:text-properties officeooo:rsid="001e3533" officeooo:paragraph-rsid="0043bcbc"/>
    </style:style>
    <style:style style:name="P131" style:family="paragraph" style:parent-style-name="Heading_20_2">
      <style:text-properties officeooo:paragraph-rsid="004f71ed"/>
    </style:style>
    <style:style style:name="P132" style:family="paragraph" style:parent-style-name="Heading_20_2">
      <style:text-properties officeooo:rsid="0058d829" officeooo:paragraph-rsid="0065c3b2"/>
    </style:style>
    <style:style style:name="P133" style:family="paragraph" style:parent-style-name="Heading_20_3">
      <style:text-properties officeooo:rsid="0052d9f2" officeooo:paragraph-rsid="0052d9f2"/>
    </style:style>
    <style:style style:name="P134" style:family="paragraph" style:parent-style-name="Heading_20_3">
      <style:text-properties officeooo:rsid="002f72a7" officeooo:paragraph-rsid="002f72a7"/>
    </style:style>
    <style:style style:name="P135" style:family="paragraph" style:parent-style-name="Heading_20_3">
      <style:text-properties officeooo:rsid="001c9d1a" officeooo:paragraph-rsid="001c9d1a"/>
    </style:style>
    <style:style style:name="P136" style:family="paragraph" style:parent-style-name="Heading_20_3">
      <style:text-properties officeooo:paragraph-rsid="001c9d1a"/>
    </style:style>
    <style:style style:name="P137" style:family="paragraph" style:parent-style-name="Heading_20_3">
      <style:text-properties officeooo:rsid="002d4b42" officeooo:paragraph-rsid="002d4b42"/>
    </style:style>
    <style:style style:name="P138" style:family="paragraph" style:parent-style-name="Heading_20_3">
      <style:text-properties officeooo:rsid="005cd186" officeooo:paragraph-rsid="005cd186"/>
    </style:style>
    <style:style style:name="P139" style:family="paragraph" style:parent-style-name="Heading_20_3">
      <style:text-properties officeooo:paragraph-rsid="003a0b2d"/>
    </style:style>
    <style:style style:name="P140" style:family="paragraph" style:parent-style-name="Heading_20_3">
      <style:text-properties officeooo:rsid="0030dc46" officeooo:paragraph-rsid="003518dc"/>
    </style:style>
    <style:style style:name="P141" style:family="paragraph" style:parent-style-name="Heading_20_3">
      <style:text-properties officeooo:rsid="0030069c" officeooo:paragraph-rsid="003a0b2d"/>
    </style:style>
    <style:style style:name="P142" style:family="paragraph" style:parent-style-name="Heading_20_3">
      <style:text-properties officeooo:paragraph-rsid="00598940"/>
    </style:style>
    <style:style style:name="P143" style:family="paragraph" style:parent-style-name="Heading_20_3">
      <style:text-properties officeooo:paragraph-rsid="005bf362"/>
    </style:style>
    <style:style style:name="P144" style:family="paragraph" style:parent-style-name="Heading_20_3">
      <style:text-properties officeooo:paragraph-rsid="00548fd8"/>
    </style:style>
    <style:style style:name="P145" style:family="paragraph" style:parent-style-name="Heading_20_3">
      <style:text-properties officeooo:rsid="004f017a" officeooo:paragraph-rsid="004f017a"/>
    </style:style>
    <style:style style:name="P146" style:family="paragraph" style:parent-style-name="Heading_20_3">
      <style:text-properties officeooo:rsid="00385d35" officeooo:paragraph-rsid="004f017a"/>
    </style:style>
    <style:style style:name="P147" style:family="paragraph" style:parent-style-name="Heading_20_3">
      <style:text-properties officeooo:rsid="00385d35" officeooo:paragraph-rsid="004067ce"/>
    </style:style>
    <style:style style:name="P148" style:family="paragraph" style:parent-style-name="Heading_20_3">
      <style:text-properties officeooo:rsid="00385d35" officeooo:paragraph-rsid="0043bcbc"/>
    </style:style>
    <style:style style:name="P149" style:family="paragraph" style:parent-style-name="Heading_20_3">
      <style:text-properties officeooo:paragraph-rsid="00668d1a"/>
    </style:style>
    <style:style style:name="P150" style:family="paragraph" style:parent-style-name="Heading_20_1">
      <style:text-properties officeooo:paragraph-rsid="0057e36e"/>
    </style:style>
    <style:style style:name="P151" style:family="paragraph" style:parent-style-name="Text_20_body" style:list-style-name="L1">
      <style:text-properties officeooo:rsid="00553fcc" officeooo:paragraph-rsid="00553fcc"/>
    </style:style>
    <style:style style:name="P152" style:family="paragraph" style:parent-style-name="Text_20_body" style:list-style-name="L1">
      <style:text-properties officeooo:rsid="00553fcc" officeooo:paragraph-rsid="0065c3b2"/>
    </style:style>
    <style:style style:name="P153" style:family="paragraph" style:parent-style-name="Text_20_body" style:list-style-name="L1">
      <style:text-properties officeooo:rsid="0056d7de" officeooo:paragraph-rsid="0056d7de"/>
    </style:style>
    <style:style style:name="P154" style:family="paragraph" style:parent-style-name="Text_20_body" style:list-style-name="L1">
      <style:text-properties officeooo:rsid="0056d7de" officeooo:paragraph-rsid="0065c3b2"/>
    </style:style>
    <style:style style:name="P155" style:family="paragraph" style:parent-style-name="Text_20_body" style:list-style-name="L1">
      <style:text-properties officeooo:rsid="00598940" officeooo:paragraph-rsid="00598940"/>
    </style:style>
    <style:style style:name="P156" style:family="paragraph" style:parent-style-name="Text_20_body" style:list-style-name="L1">
      <style:text-properties officeooo:rsid="0058d829" officeooo:paragraph-rsid="0065c3b2"/>
    </style:style>
    <style:style style:name="P157" style:family="paragraph" style:parent-style-name="Text_20_body" style:list-style-name="L1">
      <style:text-properties officeooo:rsid="0057e36e" officeooo:paragraph-rsid="0065c3b2"/>
    </style:style>
    <style:style style:name="P158" style:family="paragraph" style:parent-style-name="Text_20_body" style:list-style-name="L1">
      <style:text-properties officeooo:rsid="0065c3b2" officeooo:paragraph-rsid="0065c3b2"/>
    </style:style>
    <style:style style:name="P159" style:family="paragraph" style:parent-style-name="Text_20_body" style:list-style-name="L1">
      <style:text-properties officeooo:rsid="0058c7af" officeooo:paragraph-rsid="0065c3b2"/>
    </style:style>
    <style:style style:name="P160" style:family="paragraph" style:parent-style-name="Text_20_body" style:list-style-name="L1">
      <style:text-properties officeooo:rsid="005fecb6" officeooo:paragraph-rsid="0065c3b2"/>
    </style:style>
    <style:style style:name="P161" style:family="paragraph" style:parent-style-name="Text_20_body" style:list-style-name="L1">
      <style:text-properties officeooo:rsid="0061bf75" officeooo:paragraph-rsid="0065c3b2"/>
    </style:style>
    <style:style style:name="P162" style:family="paragraph" style:parent-style-name="Text_20_body" style:list-style-name="L1">
      <style:text-properties officeooo:rsid="005cd186" officeooo:paragraph-rsid="0065c3b2"/>
    </style:style>
    <style:style style:name="P163" style:family="paragraph" style:parent-style-name="Text_20_body">
      <style:text-properties officeooo:paragraph-rsid="00453cbe"/>
    </style:style>
    <style:style style:name="P164" style:family="paragraph" style:parent-style-name="Text_20_body">
      <style:text-properties officeooo:rsid="00668d1a" officeooo:paragraph-rsid="00668d1a"/>
    </style:style>
    <style:style style:name="P165" style:family="paragraph" style:parent-style-name="Text_20_body">
      <style:text-properties officeooo:paragraph-rsid="00668d1a"/>
    </style:style>
    <style:style style:name="P166" style:family="paragraph" style:parent-style-name="Text_20_body">
      <style:text-properties officeooo:paragraph-rsid="004067ce"/>
    </style:style>
    <style:style style:name="P167" style:family="paragraph" style:parent-style-name="Preformatted_20_Text">
      <style:text-properties officeooo:rsid="0063ede0" officeooo:paragraph-rsid="0063ede0"/>
    </style:style>
    <style:style style:name="P168" style:family="paragraph" style:parent-style-name="Preformatted_20_Text">
      <style:text-properties officeooo:rsid="00668d1a" officeooo:paragraph-rsid="00668d1a"/>
    </style:style>
    <style:style style:name="P169" style:family="paragraph" style:parent-style-name="Preformatted_20_Text">
      <style:text-properties officeooo:paragraph-rsid="0043e7c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63e8e"/>
    </style:style>
    <style:style style:name="T27" style:family="text">
      <style:text-properties officeooo:rsid="00273975"/>
    </style:style>
    <style:style style:name="T28" style:family="text">
      <style:text-properties officeooo:rsid="00283fea"/>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f72a7"/>
    </style:style>
    <style:style style:name="T34" style:family="text">
      <style:text-properties officeooo:rsid="0030069c"/>
    </style:style>
    <style:style style:name="T35" style:family="text">
      <style:text-properties officeooo:rsid="0030dc46"/>
    </style:style>
    <style:style style:name="T36" style:family="text">
      <style:text-properties officeooo:rsid="00338d0f"/>
    </style:style>
    <style:style style:name="T37" style:family="text">
      <style:text-properties officeooo:rsid="003518dc"/>
    </style:style>
    <style:style style:name="T38" style:family="text">
      <style:text-properties officeooo:rsid="00377f0b"/>
    </style:style>
    <style:style style:name="T39" style:family="text">
      <style:text-properties officeooo:rsid="00385d35"/>
    </style:style>
    <style:style style:name="T40" style:family="text">
      <style:text-properties officeooo:rsid="0038e99a"/>
    </style:style>
    <style:style style:name="T41" style:family="text">
      <style:text-properties officeooo:rsid="003d4779"/>
    </style:style>
    <style:style style:name="T42" style:family="text">
      <style:text-properties officeooo:rsid="00404123"/>
    </style:style>
    <style:style style:name="T43" style:family="text">
      <style:text-properties officeooo:rsid="004067ce"/>
    </style:style>
    <style:style style:name="T44" style:family="text">
      <style:text-properties officeooo:rsid="0043bcbc"/>
    </style:style>
    <style:style style:name="T45" style:family="text">
      <style:text-properties officeooo:rsid="0043e7cd"/>
    </style:style>
    <style:style style:name="T46" style:family="text">
      <style:text-properties officeooo:rsid="00453cbe"/>
    </style:style>
    <style:style style:name="T47" style:family="text">
      <style:text-properties officeooo:rsid="0046e87a"/>
    </style:style>
    <style:style style:name="T48" style:family="text">
      <style:text-properties officeooo:rsid="0048be59"/>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style:style style:name="T53" style:family="text">
      <style:text-properties officeooo:rsid="0052d9f2"/>
    </style:style>
    <style:style style:name="T54" style:family="text">
      <style:text-properties officeooo:rsid="00548fd8"/>
    </style:style>
    <style:style style:name="T55" style:family="text">
      <style:text-properties officeooo:rsid="0055139f"/>
    </style:style>
    <style:style style:name="T56" style:family="text">
      <style:text-properties officeooo:rsid="00553fcc"/>
    </style:style>
    <style:style style:name="T57" style:family="text">
      <style:text-properties officeooo:rsid="0057e36e"/>
    </style:style>
    <style:style style:name="T58" style:family="text">
      <style:text-properties officeooo:rsid="00598940"/>
    </style:style>
    <style:style style:name="T59" style:family="text">
      <style:text-properties officeooo:rsid="005a8220"/>
    </style:style>
    <style:style style:name="T60" style:family="text">
      <style:text-properties officeooo:rsid="005bf362"/>
    </style:style>
    <style:style style:name="T61" style:family="text">
      <style:text-properties officeooo:rsid="005cd186"/>
    </style:style>
    <style:style style:name="T62" style:family="text">
      <style:text-properties officeooo:rsid="005e5b91"/>
    </style:style>
    <style:style style:name="T63" style:family="text">
      <style:text-properties officeooo:rsid="005fda69"/>
    </style:style>
    <style:style style:name="T64" style:family="text">
      <style:text-properties officeooo:rsid="0063ede0"/>
    </style:style>
    <style:style style:name="T65" style:family="text">
      <style:text-properties officeooo:rsid="0064f1ff"/>
    </style:style>
    <style:style style:name="T66" style:family="text">
      <style:text-properties officeooo:rsid="0065548d"/>
    </style:style>
    <style:style style:name="T67" style:family="text">
      <style:text-properties officeooo:rsid="0065c3b2"/>
    </style:style>
    <style:style style:name="T68" style:family="text">
      <style:text-properties officeooo:rsid="006642da"/>
    </style:style>
    <style:style style:name="T69" style:family="text">
      <style:text-properties officeooo:rsid="00668d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6">73</text:span></text:p>
      <text:h text:style-name="Heading_20_1" text:outline-level="1">Overview</text:h>
      <text:p text:style-name="Standard">BASIC-19<text:span text:style-name="T56">73</text:span> is an implementation of the BASIC language.</text:p>
      <text:p text:style-name="Standard"/>
      <text:p text:style-name="Standard">My reference manual has been <text:span text:style-name="T56">David Ahl's book "101 BASIC Computer Games" from 1973</text:span>. <text:span text:style-name="T56">The code for the interpreter is a fork of my BASIC-1965 project, with additions for features in the language.</text:span></text:p>
      <text:h text:style-name="Heading_20_1" text:outline-level="1">Initial impressions</text:h>
      <text:h text:style-name="Heading_20_2" text:outline-level="2">BASIC-19<text:span text:style-name="T56">73</text:span> is really primitive!</text:h>
      <text:p text:style-name="Text_20_body">BASIC-19<text:span text:style-name="T56">73</text:span>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1">The </text:span>BASIC-19<text:span text:style-name="T56">73</text:span> <text:span text:style-name="T21">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6">73</text:span> preserves spaces from the original statement are text literals and REMARK statements.</text:p>
      <text:h text:style-name="Heading_20_2" text:outline-level="2">BASIC-19<text:span text:style-name="T56">73</text:span> is really fussy!</text:h>
      <text:p text:style-name="Text_20_body">BASIC-19<text:span text:style-name="T56">73</text:span> keeps the spirit of the original BASIC language, as much as possible.</text:p>
      <text:p text:style-name="P41">Everything must be in upper case, except for text constants in PRINT statements. Commands ("RUN", "LIST"), statements ("PRINT", "LET"), <text:span text:style-name="T41">function names, </text:span>and variable names must be in upper case. <text:span text:style-name="T32">Lower case causes an error.</text:span></text:p>
      <text:h text:style-name="Heading_20_2" text:outline-level="2"><text:span text:style-name="T57">Inconsistencies in</text:span> <text:span text:style-name="T56">Ahl's</text:span> <text:span text:style-name="T58">various </text:span>BASIC <text:span text:style-name="T58">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5291166860143207255" text:style-name="L1">
        <text:list-item>
          <text:p text:style-name="P151">Lines may contain multiple statements, separated by either a colon or a backslash, and sometimes both are used in the same program</text:p>
        </text:list-item>
        <text:list-item>
          <text:p text:style-name="P151">The DEF FN statement defines a single-line function or a multiline function, the latter ending with FNEND</text:p>
        </text:list-item>
        <text:list-item>
          <text:p text:style-name="P153">Most programs use parenthesis for variable subscripts, but one used square brackets</text:p>
        </text:list-item>
        <text:list-item>
          <text:p text:style-name="P155"><text:soft-page-break/><text:span text:style-name="T64">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4">and IF </text:span><text:span text:style-name="T13">expression</text:span><text:span text:style-name="T64"> THEN </text:span><text:span text:style-name="T13">multiple statements</text:span><text:span text:style-name="T64">, all of which are controlled by the expression</text:span></text:p>
        </text:list-item>
        <text:list-item>
          <text:p text:style-name="P153">ON v GOTO n, n, n or GOTO v OF n, n, n</text:p>
        </text:list-item>
        <text:list-item>
          <text:p text:style-name="P153">MIN and MAX as operators in LET expressions</text:p>
        </text:list-item>
        <text:list-item>
          <text:p text:style-name="P153">RANDOMIZE keyword is sometimes RANDOM</text:p>
        </text:list-item>
        <text:list-item>
          <text:p text:style-name="P153">SLEEP statement</text:p>
        </text:list-item>
        <text:list-item>
          <text:p text:style-name="P155">CHAIN to <text:span text:style-name="T61">another BASIC program, or to </text:span>"DEMON"</text:p>
        </text:list-item>
        <text:list-item>
          <text:p text:style-name="P155">Symbols '$' and '#' in front of a variable name convert the data to a different form (text or character)</text:p>
        </text:list-item>
        <text:list-item>
          <text:p text:style-name="P155">Symbol '#' used in an expression as 'not equals' operator</text:p>
        </text:list-item>
      </text:list>
      <text:h text:style-name="P150" text:outline-level="1">Running BASIC-19<text:span text:style-name="T57">73</text:span></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7">73</text:span> and also <text:span text:style-name="T42">loads</text:span> a specified BASIC program <text:span text:style-name="T42">and then either lists or runs it</text:span>. When the BASIC program ends, BASIC-19<text:span text:style-name="T57">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1">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53">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0">P</text:span>rint each statement prior to executing it <text:span text:style-name="T40">(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40">S</text:span>uppress the CPU time usage at the end of the output. <text:span text:style-name="T40">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1">print-width </text:span><text:span text:style-name="T11">width</text:span></text:p>
          </table:table-cell>
          <table:table-cell table:style-name="Table7.B2" office:value-type="string">
            <text:p text:style-name="P78">Specifies a print width. Lines will wrap at the specified column. Default value is 72.</text:p>
          </table:table-cell>
        </table:table-row>
        <text:soft-page-break/>
        <table:table-row>
          <table:table-cell table:style-name="Table7.A2" office:value-type="string">
            <text:p text:style-name="P56">--<text:span text:style-name="T51">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60">ignore-randomize</text:span></text:p>
          </table:table-cell>
          <table:table-cell table:style-name="Table7.B2" office:value-type="string">
            <text:p text:style-name="P8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2">echo-input</text:span></text:p>
          </table:table-cell>
          <table:table-cell table:style-name="Table7.B2" office:value-type="string">
            <text:p text:style-name="P9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42">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33" text:outline-level="3">PRETTY</text:h>
      <text:p text:style-name="P80">Lists the current program on the screen, adjusting the spacing between keywords, variable names, and constants.</text:p>
      <text:p text:style-name="P81">Syntax:<text:tab/><text:span text:style-name="T53">PRETTY</text:span> <text:span text:style-name="T32">[</text:span><text:span text:style-name="T5">line specification</text:span><text:span text:style-name="T32">]</text:span></text:p>
      <text:p text:style-name="P39"><text:soft-page-break/>The line specification <text:span text:style-name="T53">is the same as the line specification for the LIST command</text:span>.</text:p>
      <text:h text:style-name="P134"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7">73</text:span>, as BASIC-19<text:span text:style-name="T57">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3">DELETE</text:span> <text:span text:style-name="T32">[</text:span><text:span text:style-name="T5">line specification</text:span><text:span text:style-name="T32">]</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5" text:outline-level="3">TRACE</text:h>
      <text:p text:style-name="P4">Runs the current program, <text:span text:style-name="T21">displaying each line prior to execution.</text:span></text:p>
      <text:p text:style-name="P4">Syntax:<text:tab/><text:span text:style-name="T21">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36"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9">and an optional subscript</text:span>. <text:span text:style-name="T66">Subscripts are enclosed in parentheses or square brackets.</text:span></text:p>
      <text:p text:style-name="P46">Valid names:<text:tab/>A, B, C, D1, E0, F, F1, F2, <text:span text:style-name="T29">G(3), H(17), L(1,0)</text:span></text:p>
      <text:p text:style-name="P91">Valid names (string variables): A$, B$, D1$, E0$, F1$, G$(3), H$(17), L$(1,0), <text:span text:style-name="T66">B[2]</text:span></text:p>
      <text:p text:style-name="P46">Invalid names:</text:p>
      <table:table table:name="Table6" table:style-name="Table6">
        <table:table-column table:style-name="Table6.A"/>
        <table:table-column table:style-name="Table6.B"/>
        <text:soft-page-break/>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text:span text:style-name="T57">73</text:span> supports the following <text:span text:style-name="T31">arithmetic </text:span>operations <text:span text:style-name="T63">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7">73</text:span> supports the following <text:span text:style-name="T31">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2">BASIC-19<text:span text:style-name="T57">73</text:span> supports the following <text:span text:style-name="T31">boolean comparisions for string variables</text:span>:</text:p>
      <table:table table:name="Table9" table:style-name="Table9">
        <table:table-column table:style-name="Table9.A"/>
        <table:table-column table:style-name="Table9.B"/>
        <text:soft-page-break/>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2"/>
      <text:p text:style-name="P58">Boolean comparisons are permitted only within IF statements, and only one comparison is allowed per statement.</text:p>
      <text:h text:style-name="P127" text:outline-level="2">Numeric values</text:h>
      <text:p text:style-name="P24">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6">Numeric constants may be integer or real, and may use E-notation with unsigned exponents. The 'E' must be uppercase; a lowercase 'e' will be rejected. <text:span text:style-name="T31">Exponents may be signed or unsigned.</text:span></text:p>
      <text:p text:style-name="P29">Valid numeric constants: 0, 1, 2, -5, 17, 123456789, 1.03, -2.17, 1E4, -2E3, <text:span text:style-name="T32">1</text:span>E-2, <text:span text:style-name="T31">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2">sign for the </text:span>exponent must be <text:span text:style-name="T42">after the 'E'. (This expression will be parsed as the value 3.03 plus the contents of variable E3.)</text:span></text:p>
          </table:table-cell>
        </table:table-row>
        <table:table-row>
          <table:table-cell table:style-name="Table4.A2" office:value-type="string">
            <text:p text:style-name="P27"><text:span text:style-name="T32">1</text:span>e4</text:p>
          </table:table-cell>
          <table:table-cell table:style-name="Table4.B2" office:value-type="string">
            <text:p text:style-name="P38">The 'E' for exponent must be uppercase</text:p>
          </table:table-cell>
        </table:table-row>
      </table:table>
      <text:h text:style-name="P128" text:outline-level="2"><text:span text:style-name="T63">String </text:span>values</text:h>
      <text:p text:style-name="P25"><text:span text:style-name="T63">String</text:span> values are <text:span text:style-name="T63">text</text:span>. <text:span text:style-name="T63">Constants in the program are enclosed in double quotes.</text:span></text:p>
      <text:p text:style-name="P30">Valid <text:span text:style-name="T63">string</text:span> constants: "<text:span text:style-name="T63">A"</text:span>, "<text:span text:style-name="T63">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3">A "quoted" string"</text:span></text:p>
          </table:table-cell>
          <table:table-cell table:style-name="Table10.B2" office:value-type="string">
            <text:p text:style-name="P91">Text constants may not contain the double quote character.</text:p>
          </table:table-cell>
        </table:table-row>
      </table:table>
      <text:h text:style-name="P129" text:outline-level="2">Program statements</text:h>
      <text:p text:style-name="Text_20_body">Program statements are stored as part of the program. Every program statement must have a line <text:soft-page-break/>number.</text:p>
      <text:h text:style-name="P137"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98">10</text:p>
      <text:p text:style-name="P98"><text:span text:style-name="T42">1</text:span>20</text:p>
      <text:p text:style-name="P98"><text:span text:style-name="T42">67</text:span>3<text:span text:style-name="T42">1</text:span></text:p>
      <text:h text:style-name="P138" text:outline-level="3">Multistatement lines</text:h>
      <text:p text:style-name="P40"><text:span text:style-name="T61">Multiple statements may be placed on a single line, separated by backslash characters</text:span>.</text:p>
      <text:p text:style-name="P94">Examples:</text:p>
      <text:p text:style-name="P126">20 PRINT "HELLO" \ GOSUB 220 \ PRINT "GOODBYE"</text:p>
      <text:p text:style-name="P125">3<text:span text:style-name="T65">0</text:span>0 <text:span text:style-name="T65">FOR I = 1 TO 10 \ A(I) = I * 2 \ NEXT I</text:span></text:p>
      <text:p text:style-name="P110"/>
      <text:h text:style-name="P139" text:outline-level="3">DATA</text:h>
      <text:p text:style-name="P59">Specifies values for READ <text:span text:style-name="T43">or MAT READ </text:span>statements</text:p>
      <text:p text:style-name="P59">Syntax:<text:tab/>DATA <text:span text:style-name="T1">value list</text:span></text:p>
      <text:p text:style-name="P59">Values must be numeric values separated by commas. <text:span text:style-name="T26">Values must be numeric expressions.</text:span></text:p>
      <text:p text:style-name="P59">Examples:</text:p>
      <text:p text:style-name="P104">390 DATA 3, 150, 175, 180</text:p>
      <text:p text:style-name="P106">400 DATA 2</text:p>
      <text:p text:style-name="P59"/>
      <text:p text:style-name="P60">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p text:style-name="P95">The common behavior for all BASICs is to parse the values as numeric constants. BASIC-19<text:span text:style-name="T68">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8">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40" text:outline-level="3">DEF</text:h>
      <text:p text:style-name="P50">Specifies a user-defined function.</text:p>
      <text:p text:style-name="P51">Syntax:<text:tab/><text:span text:style-name="T35">DEF</text:span> <text:span text:style-name="T6">name(parameter</text:span><text:span text:style-name="T7">s</text:span><text:span text:style-name="T6">)</text:span> = <text:span text:style-name="T1">expression</text:span></text:p>
      <text:p text:style-name="P50"><text:soft-page-break/>User-defined functions have names in the form 'F<text:span text:style-name="T55">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6">s</text:span> specified in the definition <text:span text:style-name="T36">are</text:span> substituted <text:span text:style-name="T36">into the expression </text:span>at run-time; other variables specified in the expression are evaluated <text:span text:style-name="T36">as </text:span>usual, using the existing values at the time of execution.</text:p>
      <text:p text:style-name="P51">Examples:</text:p>
      <text:p text:style-name="P99">10 <text:span text:style-name="T35">DEF FNA(A) = INT(A)</text:span></text:p>
      <text:p text:style-name="P99">20 <text:span text:style-name="T34">DEF FNB(C) = COS(C)/SIN(C)</text:span></text:p>
      <text:p text:style-name="P99"><text:span text:style-name="T35">3</text:span>0 <text:span text:style-name="T34">DEF FNC(C) = COS(C)/SIN(A)</text:span></text:p>
      <text:p text:style-name="P121">100 LET P1 = 3.1415</text:p>
      <text:p text:style-name="P121">105 LET R4 = 20.1</text:p>
      <text:p text:style-name="P100">110 LET A1 = FNA(<text:span text:style-name="T55">R4</text:span>)</text:p>
      <text:p text:style-name="P100">120 LET B1 = FNB(30/<text:span text:style-name="T55">P1</text:span>)</text:p>
      <text:p text:style-name="P100">130 LET A = 30/3.1416</text:p>
      <text:p text:style-name="P100">131 LET A1 = FNC(45/<text:span text:style-name="T55">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41" text:outline-level="3">DIM</text:h>
      <text:p text:style-name="P48">Specifies the number of dimensions and maximum subscripts for each dimension. (Without a DIM statement, variables may have <text:span text:style-name="T37">a </text:span>dimension of at most 10.)</text:p>
      <text:p text:style-name="P59">Examples:</text:p>
      <text:p text:style-name="P104">10 <text:span text:style-name="T34">DIM A(20)</text:span></text:p>
      <text:p text:style-name="P104">20 <text:span text:style-name="T34">DIM B(15), C(20,30)</text:span></text:p>
      <text:p text:style-name="P53"/>
      <text:p text:style-name="P53">Arrays are zero-based, so the DIM A(20) statement allows for values A(0) through A(20).</text:p>
      <text:h text:style-name="P139" text:outline-level="3">END</text:h>
      <text:p text:style-name="P59">Marks the end of the program.</text:p>
      <text:p text:style-name="P59">An END statement, when executed, will force the execution of the program to stop.</text:p>
      <text:p text:style-name="P59">Syntax:<text:tab/>END</text:p>
      <text:p text:style-name="P59">Examples:</text:p>
      <text:p text:style-name="P104">999 END</text:p>
      <text:p text:style-name="P48"/>
      <text:p text:style-name="P53">The END statement should be the last statement in the program, and there should be only one of them. BASIC-19<text:span text:style-name="T57">73</text:span> checks for neither, and will allow an END in the middle of the program and will allow multiple END statements.</text:p>
      <text:h text:style-name="P139" text:outline-level="3">FOR</text:h>
      <text:p text:style-name="P59">Performs a sequence of statements for a specific number of times.</text:p>
      <text:p text:style-name="P59"><text:soft-page-break/>Syntax:<text:tab/>PRINT <text:span text:style-name="T1">control variable = starting value</text:span><text:span text:style-name="T15"> TO </text:span><text:span text:style-name="T1">ending value</text:span></text:p>
      <text:p text:style-name="P59">Syntax:<text:tab/>PRINT <text:span text:style-name="T1">control variable = starting value</text:span><text:span text:style-name="T15"> TO </text:span><text:span text:style-name="T1">ending value</text:span><text:span text:style-name="T15">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4"><text:span text:style-name="T27">10 </text:span>FOR I = 1 TO 10</text:p>
      <text:p text:style-name="P104"><text:span text:style-name="T27">20 </text:span>PRINT <text:span text:style-name="T31">I</text:span></text:p>
      <text:p text:style-name="P104"><text:span text:style-name="T27">30 </text:span>NEXT I</text:p>
      <text:p text:style-name="P104"/>
      <text:p text:style-name="P104"><text:span text:style-name="T27">10 </text:span>FOR I = 1 TO 10 STEP 2</text:p>
      <text:p text:style-name="P104"><text:span text:style-name="T27">20 </text:span>PRINT <text:span text:style-name="T31">I</text:span></text:p>
      <text:p text:style-name="P104"><text:span text:style-name="T27">30 </text:span>NEXT I</text:p>
      <text:p text:style-name="P104"/>
      <text:p text:style-name="P104"><text:span text:style-name="T27">10 </text:span>FOR I = 1 TO 10.<text:span text:style-name="T31">5</text:span> STEP <text:span text:style-name="T31">0.5</text:span></text:p>
      <text:p text:style-name="P104"><text:span text:style-name="T27">20 </text:span>PRINT <text:span text:style-name="T31">I</text:span></text:p>
      <text:p text:style-name="P104"><text:span text:style-name="T27">30 </text:span>NEXT I</text:p>
      <text:p text:style-name="P104"/>
      <text:p text:style-name="P104"><text:span text:style-name="T27">10 </text:span>FOR I = 10 TO 1 STEP -1</text:p>
      <text:p text:style-name="P104"><text:span text:style-name="T27">20 </text:span>PRINT <text:span text:style-name="T31">I</text:span></text:p>
      <text:p text:style-name="P104"><text:span text:style-name="T27">30 </text:span>NEXT I</text:p>
      <text:p text:style-name="P59"/>
      <text:p text:style-name="P59">It is possible to change the value of the control value within the loop. You can write:</text:p>
      <text:p text:style-name="P104"><text:span text:style-name="T27">10 </text:span>FOR I = 1 TO 10</text:p>
      <text:p text:style-name="P104"><text:span text:style-name="T27">20 </text:span>PRINT A</text:p>
      <text:p text:style-name="P104"><text:span text:style-name="T27">30 </text:span>LET I = 2</text:p>
      <text:p text:style-name="P104"><text:span text:style-name="T27">40 </text:span>NEXT I</text:p>
      <text:p text:style-name="P59"/>
      <text:p text:style-name="P59">This will lock the program into a permanent loop, as the value of I will never reach 10.</text:p>
      <text:h text:style-name="P139" text:outline-level="3">GO TO</text:h>
      <text:p text:style-name="P59">Changes the flow of the program.</text:p>
      <text:p text:style-name="P59">Syntax:<text:tab/>GO TO line number</text:p>
      <text:p text:style-name="P9">Syntax:<text:tab/>GOTO line number</text:p>
      <text:p text:style-name="P59">Examples:</text:p>
      <text:p text:style-name="P104">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39" text:outline-level="3"><text:soft-page-break/>GOSUB</text:h>
      <text:p text:style-name="P59">Changes the flow of the program by calling a subroutine.</text:p>
      <text:p text:style-name="P59">Syntax:<text:tab/>GOSUB line number</text:p>
      <text:p text:style-name="P59">Examples:</text:p>
      <text:p text:style-name="P104">300 GOSUB 400</text:p>
      <text:p text:style-name="P59"/>
      <text:p text:style-name="P59">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39"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04">100 IF A = 1 THEN 200</text:p>
      <text:p text:style-name="P104">110 IF A &gt; B THEN 250</text:p>
      <text:p text:style-name="P104">120 IF G1 &lt;= G2 THEN 301</text:p>
      <text:h text:style-name="P139" text:outline-level="3">INPUT</text:h>
      <text:p text:style-name="P59">Prompts the user and allows the user to enter a numeric value. Non-numeric values are invalid and cause execution to stop.</text:p>
      <text:p text:style-name="P59">Syntax:<text:tab/>INPUT <text:span text:style-name="T31">[</text:span><text:span text:style-name="T4">prompt</text:span><text:span text:style-name="T31">,] </text:span><text:span text:style-name="T1">variable list</text:span></text:p>
      <text:p text:style-name="P59">Examples:</text:p>
      <text:p text:style-name="P104">60 INPUT U</text:p>
      <text:p text:style-name="P104">65 INPUT V1, V2, V3</text:p>
      <text:p text:style-name="P97">70 INPUT "Enter values: ", A, B</text:p>
      <text:p text:style-name="P124"><text:span text:style-name="T64">8</text:span>0 INPUT <text:span text:style-name="T64">A$</text:span></text:p>
      <text:p text:style-name="P124"/>
      <text:p text:style-name="P59"><text:span text:style-name="T31">The default p</text:span>rompt <text:span text:style-name="T31">is a single question mark (?) character. This prompt can be changed to any text value by specifying the</text:span> <text:span text:style-name="T31">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3">When parisng input data, BASIC splits the input on commas. Each item is read as either a number or a text item. If a value can be read as a number, it must be stored as a numeric variable.</text:p>
      <text:p text:style-name="P93">Input values may be enclosed in double quotes. These values will be treated as string variables, even when the contents are numeric.</text:p>
      <text:p text:style-name="P93">Commas in quotes are not protected, and used to split items. It is not possible to enter a text value <text:soft-page-break/>containing a comma.</text:p>
      <text:h text:style-name="P139" text:outline-level="3">LET</text:h>
      <text:p text:style-name="Text_20_body">Assigns a value to a variable <text:span text:style-name="T69">or a group of variables</text:span>.</text:p>
      <text:p text:style-name="Text_20_body">Syntax:<text:tab/>LET <text:span text:style-name="T1">target variable</text:span> <text:span text:style-name="T69">[, </text:span><text:span text:style-name="T14">target variable...</text:span><text:span text:style-name="T69">]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67">60 LET C$ = "HELLO, WORLD!"</text:p>
      <text:p text:style-name="P168">70 LET D, E = A + B</text:p>
      <text:p text:style-name="P71"/>
      <text:p text:style-name="P71"><text:span text:style-name="T46">Expressions may use a combination of operators, functions, and variables</text:span>.</text:p>
      <text:p text:style-name="P164">Targets must have the same type, as the same value is assigned to each target.</text:p>
      <text:h text:style-name="P142" text:outline-level="3">LET-<text:span text:style-name="T58">less assignment</text:span></text:h>
      <text:p text:style-name="P86">Assigns a value to a variable <text:span text:style-name="T69">or a group of variables</text:span>.</text:p>
      <text:p text:style-name="P86">Syntax:<text:tab/><text:span text:style-name="T1">target variable</text:span> <text:span text:style-name="T69">[, </text:span><text:span text:style-name="T14">target variable...</text:span><text:span text:style-name="T69">] </text:span>= <text:span text:style-name="T1">expression</text:span></text:p>
      <text:p text:style-name="P86">Examples:</text:p>
      <text:p text:style-name="P122">40 A = 0</text:p>
      <text:p text:style-name="P122">50 B = A + 10</text:p>
      <text:p text:style-name="P122">55 C = C + 1</text:p>
      <text:p text:style-name="P168">70 D, E = A + B</text:p>
      <text:p text:style-name="P165"/>
      <text:p text:style-name="P165"><text:span text:style-name="T46">Expressions may use a combination of operators, functions, and variables</text:span>.</text:p>
      <text:p text:style-name="P164">Targets must have the same type, as the same value is assigned to each target.</text:p>
      <text:h text:style-name="P149"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7">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7">73</text:span> will remember the state of the loop. If you GOTO into a FOR/NEXT loop (without activating it by the FOR statement), the eventual NEXT statement will cause an error.</text:p>
      <text:h text:style-name="Heading_20_3" text:outline-level="3"><text:soft-page-break/>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pan text:style-name="T27">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7">73</text:span> will print a number with the necessary number of decimal places. It is not possible to force a number of decimal places.</text:p>
      <text:h text:style-name="P143" text:outline-level="3">R<text:span text:style-name="T60">ANDOMIZE</text:span></text:h>
      <text:p text:style-name="P88"><text:span text:style-name="T60">Set a new seed for the random number generator</text:span>.</text:p>
      <text:p text:style-name="P88">Syntax:<text:tab/>R<text:span text:style-name="T60">ANDOMIZE</text:span></text:p>
      <text:p text:style-name="P88">Examples:</text:p>
      <text:p text:style-name="P123">400 R<text:span text:style-name="T60">ANDOMIZE</text:span></text:p>
      <text:p text:style-name="P123"/>
      <text:p text:style-name="P88"><text:span text:style-name="T60">Without RANDOMIZE, successive runs of a program will use the same sequence of numbers</text:span> <text:span text:style-name="T60">from the RND() function. The RANDOMIZE statement randomizes the sequence, and successive runs will have different numbers.</text:span></text:p>
      <text:p text:style-name="P89">The –ignore-randomize option disables the RANDOMIZE statement (the interpreter allows it but ignores it).</text:p>
      <text:h text:style-name="P144" text:outline-level="3">READ</text:h>
      <text:p text:style-name="P82">Loads variables with values from DATA statements.</text:p>
      <text:p text:style-name="P82">Syntax:<text:tab/>READ <text:span text:style-name="T1">variable list</text:span></text:p>
      <text:p text:style-name="P82">Examples:</text:p>
      <text:p text:style-name="P120"><text:soft-page-break/>400 READ N</text:p>
      <text:p text:style-name="P120">410 READ A, B, C</text:p>
      <text:p text:style-name="P82"/>
      <text:p text:style-name="P82">Notice that the number of values in a READ statement do not have to match the number of values in DATA statements. <text:span text:style-name="T21">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44" text:outline-level="3">REM</text:h>
      <text:p text:style-name="P82">Allows for a comment in the program.</text:p>
      <text:p text:style-name="P82">Syntax:<text:tab/>REM <text:span text:style-name="T1">any text</text:span></text:p>
      <text:p text:style-name="P82">Examples:</text:p>
      <text:p text:style-name="P120">10 REM</text:p>
      <text:p text:style-name="P120">20 REM Beginning of my first program</text:p>
      <text:p text:style-name="P120">30 REM<text:span text:style-name="T37">ARK</text:span> *----*</text:p>
      <text:h text:style-name="P144" text:outline-level="3">RE<text:span text:style-name="T54">STORE</text:span></text:h>
      <text:p text:style-name="P83">Resets the internal pointer for the READ statement. After a RESTORE statement, a READ statement will read the first data item.</text:p>
      <text:p text:style-name="P59">Syntax:<text:tab/><text:span text:style-name="T15">RE</text:span><text:span text:style-name="T18">STORE</text:span></text:p>
      <text:p text:style-name="P59">Examples:</text:p>
      <text:p text:style-name="P104"><text:span text:style-name="T54">2</text:span>10 RE<text:span text:style-name="T54">STORE</text:span></text:p>
      <text:h text:style-name="P139"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45" text:outline-level="3">TRACE</text:h>
      <text:p text:style-name="P76"><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76"><text:soft-page-break/>Syntax:<text:tab/><text:span text:style-name="T49">TRACE </text:span><text:span text:style-name="T10">state</text:span></text:p>
      <text:p text:style-name="P76">Examples:</text:p>
      <text:p text:style-name="P117"><text:span text:style-name="T49">1</text:span>00 <text:span text:style-name="T49">TRACE ON</text:span></text:p>
      <text:p text:style-name="P118">250 TRACE OFF</text:p>
      <text:p text:style-name="P76"/>
      <text:p text:style-name="P76"><text:span text:style-name="T49">The TRACE</text:span><text:span text:style-name="T17"> statement accepts a single value to set the state: ON or OFF. 'ON' (or anything that does not look like 'OFF', 'NO' or 'FALSE') will set tracing on. The values 'OFF', 'NO', and 'FALSE' will turn off tracing.</text:span></text:p>
      <text:h text:style-name="P146" text:outline-level="3">MAT PRINT</text:h>
      <text:p text:style-name="P54"><text:span text:style-name="T39">Prints an array or matrix of values</text:span>.</text:p>
      <text:p text:style-name="P54">Syntax:<text:tab/><text:span text:style-name="T39">MAT PRINT </text:span><text:span text:style-name="T8">variable list</text:span></text:p>
      <text:p text:style-name="P54">Examples:</text:p>
      <text:p text:style-name="P101"><text:span text:style-name="T39">1</text:span>00 <text:span text:style-name="T39">MAT PRINT A</text:span></text:p>
      <text:p text:style-name="P102">110 MAT PRINT B;</text:p>
      <text:p text:style-name="P102">120 MAT PRINT A; B;</text:p>
      <text:p text:style-name="P102">130 MAT PRINT C, D</text:p>
      <text:p text:style-name="P54"/>
      <text:p text:style-name="P54"><text:span text:style-name="T39">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47" text:outline-level="3">MAT <text:span text:style-name="T43">READ</text:span></text:h>
      <text:p text:style-name="P64"><text:span text:style-name="T43">Reads data into an array or matrix of values</text:span>.</text:p>
      <text:p text:style-name="P64">Syntax:<text:tab/><text:span text:style-name="T39">MAT READ </text:span><text:span text:style-name="T8">variable list</text:span></text:p>
      <text:p text:style-name="P64">Examples:</text:p>
      <text:p text:style-name="P105"><text:span text:style-name="T39">1</text:span>00 <text:span text:style-name="T39">MAT READ A</text:span></text:p>
      <text:p text:style-name="P103">110 MAT <text:span text:style-name="T43">READ</text:span> B, <text:span text:style-name="T43">C</text:span></text:p>
      <text:p text:style-name="P106">120 MAT READ D(15)</text:p>
      <text:p text:style-name="P106">130 MAT READ E(6,11)</text:p>
      <text:p text:style-name="P65"/>
      <text:p text:style-name="P64"><text:span text:style-name="T43">Dimensions may be supplied or omitted in MAT READ statements. Whe supplied, they override any previous DIM or MAT READ statement</text:span>. <text:span text:style-name="T43">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4"><text:span text:style-name="T43">Data is read from DATA statements, as with the READ statement.</text:span></text:p>
      <text:h text:style-name="P148" text:outline-level="3"><text:soft-page-break/>MAT</text:h>
      <text:p text:style-name="P66"><text:span text:style-name="T44">Assignes a value to a matrix variable or group of matrix variables</text:span>.</text:p>
      <text:p text:style-name="P66">Syntax:<text:tab/><text:span text:style-name="T39">MAT </text:span><text:span text:style-name="T8">target variable</text:span><text:span text:style-name="T19"> </text:span><text:span text:style-name="T20">[, </text:span><text:span text:style-name="T14">target variable...</text:span><text:span text:style-name="T20">] </text:span><text:span text:style-name="T19">= </text:span><text:span text:style-name="T8">expression</text:span></text:p>
      <text:p text:style-name="P66">Examples:</text:p>
      <text:p text:style-name="P111"><text:span text:style-name="T39">1</text:span>00 <text:span text:style-name="T39">MAT A = B</text:span></text:p>
      <text:p text:style-name="P112"><text:span text:style-name="T39">11</text:span>0 <text:span text:style-name="T39">MAT A = B * C</text:span></text:p>
      <text:p text:style-name="P112"><text:span text:style-name="T39">12</text:span>0 <text:span text:style-name="T39">MAT A = B + D</text:span></text:p>
      <text:p text:style-name="P112"><text:span text:style-name="T39">13</text:span>0 <text:span text:style-name="T39">MAT A = B - E</text:span></text:p>
      <text:p text:style-name="P112"><text:span text:style-name="T39">14</text:span>0 <text:span text:style-name="T39">MAT A = 2 * B</text:span></text:p>
      <text:p text:style-name="P112"><text:span text:style-name="T39">15</text:span>0 <text:span text:style-name="T39">MAT A = 2 * B – E</text:span></text:p>
      <text:p text:style-name="P168">160 MAT G,H = A + B</text:p>
      <text:p text:style-name="P107"/>
      <text:p text:style-name="P70">Variables are assumed to represent matrix values. <text:span text:style-name="T48">They may refer to variables dimensioned with one or two variables. </text:span>If you want to use a scalar variable, enclose it in parentheses:</text:p>
      <text:p text:style-name="P114">130 LET S = 2</text:p>
      <text:p text:style-name="P113"><text:span text:style-name="T39">14</text:span>0 <text:span text:style-name="T39">MAT A = (S) * B</text:span></text:p>
      <text:p text:style-name="P113"><text:span text:style-name="T39">15</text:span>0 <text:span text:style-name="T39">MAT A = (S) * B - E</text:span></text:p>
      <text:p text:style-name="P108"/>
      <text:p text:style-name="P67">The ex<text:span text:style-name="T45">p</text:span>ression is limited to <text:span text:style-name="T45">arithmetic operations (addition, subtraction, multiplication, division, and exponentiation)</text:span>. <text:span text:style-name="T45">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ext:soft-page-break/>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6">The scalar value is </text:span>subtracted from <text:span text:style-name="T46">elements in </text:span>the <text:span text:style-name="T46">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6">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6">raised to </text:span>the scalar value</text:p>
          </table:table-cell>
        </table:table-row>
      </table:table>
      <text:p text:style-name="P68"/>
      <text:p text:style-name="P74">K&amp;K BASIC restricts the assignment of a variable used in a matrix multiplication operation. BASIC-19<text:span text:style-name="T57">73</text:span> does not impose this restriction. You may write:</text:p>
      <text:p text:style-name="P116"><text:span text:style-name="T39">11</text:span>0 <text:span text:style-name="T39">MAT A = A * C</text:span></text:p>
      <text:h text:style-name="P130"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96">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96">Return a random number from <text:span text:style-name="T38">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ext:soft-page-break/>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7">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52">The matrix must be square.</text:span></text:p>
          </table:table-cell>
        </table:table-row>
        <table:table-row>
          <table:table-cell table:style-name="Table5.A2" office:value-type="string">
            <text:p text:style-name="P87">TAB(n)</text:p>
          </table:table-cell>
          <table:table-cell table:style-name="Table5.B2" office:value-type="string">
            <text:p text:style-name="P87">Advances the print position to column 'n'. <text:span text:style-name="T59">Returns a string value with the proper number of spaces</text:span>. <text:span text:style-name="T59">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5">130 LET S = <text:span text:style-name="T50">4</text:span></text:p>
      <text:p text:style-name="P119"><text:span text:style-name="T39">14</text:span>0 <text:span text:style-name="T39">MAT A = IDN(S) * 4</text:span></text:p>
      <text:p text:style-name="P119"><text:span text:style-name="T39">15</text:span>0 <text:span text:style-name="T39">MAT B = ZER(S+1,S) + COS(45*3.14159/2)</text:span></text:p>
      <text:p text:style-name="P109"/>
      <text:p text:style-name="P77">The special form allows for parameters to be omitted. The special form is when they are the sole element of the right-hand side of an assignment:</text:p>
      <text:p text:style-name="P115"><text:span text:style-name="T50">2</text:span>30 <text:span text:style-name="T50">DIM A(3,4), B(4,4)</text:span></text:p>
      <text:p text:style-name="P119"><text:span text:style-name="T50">24</text:span>0 <text:span text:style-name="T39">MAT A = CON</text:span></text:p>
      <text:p text:style-name="P119"><text:span text:style-name="T50">25</text:span>0 <text:span text:style-name="T39">MAT B = IDN</text:span></text:p>
      <text:p text:style-name="P119"/>
      <text:p text:style-name="P77">In this special form, the target variable must already exist and have dimensions specified.</text:p>
      <text:p text:style-name="P77">You can use the normal form in simple assignments:</text:p>
      <text:p text:style-name="P115"><text:span text:style-name="T50">2</text:span>30 <text:span text:style-name="T50">DIM A(3,4), B(4,4)</text:span></text:p>
      <text:p text:style-name="P119"><text:span text:style-name="T50">24</text:span>0 <text:span text:style-name="T39">MAT A = CON(3,4)</text:span></text:p>
      <text:p text:style-name="P119"><text:span text:style-name="T50">25</text:span>0 <text:span text:style-name="T39">MAT B = IDN(4,4)</text:span></text:p>
      <text:h text:style-name="P131" text:outline-level="2">Editing programs</text:h>
      <text:p text:style-name="Text_20_body">Programs may be edited externally and loaded with the LOAD command, and they may be entered and edited within BASIC-19<text:span text:style-name="T57">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32" text:outline-level="2"><text:soft-page-break/>Outstanding issues</text:h>
      <text:list xml:id="list105154862554324" text:continue-numbering="true" text:style-name="L1">
        <text:list-item>
          <text:p text:style-name="P156"><text:span text:style-name="T67">Option for</text:span> INT() to provide greatest integer not greater than the argument. (In other words, truncate toward negative infinity.)</text:p>
        </text:list-item>
        <text:list-item>
          <text:p text:style-name="P157"><text:span text:style-name="T67">Option for m</text:span>ultistatement lines <text:span text:style-name="T67">to be </text:span>separated by colon <text:span text:style-name="T67">(or colon and backslash)</text:span></text:p>
        </text:list-item>
        <text:list-item>
          <text:p text:style-name="P157">Functions for strings (CHR$(), MID$(), ASC(), <text:span text:style-name="T67">VAL(), LEFT$(), RIGHT$(), EXT$()</text:span>)</text:p>
        </text:list-item>
        <text:list-item>
          <text:p text:style-name="P158">Option to use subscripts to string variables to extract substring</text:p>
        </text:list-item>
        <text:list-item>
          <text:p text:style-name="P159">Allow statement keywords to be abbreviated to three letters</text:p>
        </text:list-item>
        <text:list-item>
          <text:p text:style-name="P152">The CHANGE statement to convert a string variable to an array of numeric values, or an array of numeric values to a string variable</text:p>
        </text:list-item>
        <text:list-item>
          <text:p text:style-name="P160">LINE INPUT to read a single string variable</text:p>
        </text:list-item>
        <text:list-item>
          <text:p text:style-name="P160">LINPUT abbreviation of LINE INPUT</text:p>
        </text:list-item>
        <text:list-item>
          <text:p text:style-name="P154">PRINT keyword can be replaced with an ampersand</text:p>
        </text:list-item>
        <text:list-item>
          <text:p text:style-name="P157">REM keyword can be replaced with an apostrophe</text:p>
        </text:list-item>
        <text:list-item>
          <text:p text:style-name="P154">AND and OR in expressions of IF statements</text:p>
        </text:list-item>
        <text:list-item>
          <text:p text:style-name="P157">RANDOM statement <text:span text:style-name="T64">(same as RANDOMIZE)</text:span></text:p>
        </text:list-item>
        <text:list-item>
          <text:p text:style-name="P157">ON <text:span text:style-name="T67">expression</text:span> GOTO <text:span text:style-name="T67">line numbers</text:span></text:p>
        </text:list-item>
        <text:list-item>
          <text:p text:style-name="P157">ON <text:span text:style-name="T67">expression</text:span> GOSUB <text:span text:style-name="T67">line numbers</text:span></text:p>
        </text:list-item>
        <text:list-item>
          <text:p text:style-name="P161">CHAIN <text:span text:style-name="T67">filename</text:span></text:p>
        </text:list-item>
        <text:list-item>
          <text:p text:style-name="P162">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5M49S</meta:editing-duration>
    <meta:editing-cycles>69</meta:editing-cycles>
    <meta:generator>LibreOffice/5.1.4.2$Linux_X86_64 LibreOffice_project/10m0$Build-2</meta:generator>
    <dc:date>2016-08-21T10:51:52.610655666</dc:date>
    <meta:document-statistic meta:table-count="10" meta:image-count="0" meta:object-count="0" meta:page-count="18" meta:paragraph-count="602" meta:word-count="5104" meta:character-count="29099" meta:non-whitespace-character-count="24631"/>
    <meta:user-defined meta:name="Info 1"/>
    <meta:user-defined meta:name="Info 2"/>
    <meta:user-defined meta:name="Info 3"/>
    <meta:user-defined meta:name="Info 4"/>
  </office:meta>
</office:document-meta>
</file>